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c0c0c0" draw:fill-gradient-name="Gradient_20_1_20_-_20_90" draw:textarea-horizontal-align="right" draw:textarea-vertical-align="top"/>
    </style:style>
    <style:style style:name="gr2" style:family="graphic" style:parent-style-name="standard">
      <style:graphic-properties draw:fill="gradient" draw:fill-color="#cfe7f5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-45_20_Degrees" draw:textarea-horizontal-align="left" draw:textarea-vertical-align="top" draw:auto-grow-height="false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93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0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79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3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1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66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fill="gradient" draw:fill-color="#cfe7f5" draw:fill-gradient-name="Gradient_20_7" draw:textarea-horizontal-align="justify" draw:textarea-vertical-align="middle" draw:auto-grow-height="false"/>
    </style:style>
    <style:style style:name="gr28" style:family="graphic" style:parent-style-name="standard">
      <style:graphic-properties svg:stroke-width="0.025cm" svg:stroke-color="#000000" draw:marker-start-width="0.229cm" draw:marker-end-width="0.229cm" draw:fill-color="#999999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77cm"/>
    </style:style>
    <style:style style:name="gr31" style:family="graphic" style:parent-style-name="standard">
      <style:graphic-properties svg:stroke-color="#000000" draw:fill="solid" draw:fill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3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0c0c0" draw:fill-gradient-name="Gradient_20_1_20_-_20_90"/>
      <style:paragraph-properties fo:text-align="center"/>
    </style:style>
    <style:style style:name="P3" style:family="paragraph">
      <loext:graphic-properties draw:fill="gradient" draw:fill-color="#cfe7f5" draw:fill-gradient-name="Gradient_20_7"/>
      <style:paragraph-properties fo:text-align="center"/>
    </style:style>
    <style:style style:name="P4" style:family="paragraph">
      <loext:graphic-properties draw:fill="hatch" draw:fill-hatch-name="Black_20_-45_20_Degrees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c0c0c0"/>
      <style:paragraph-properties fo:text-align="center"/>
    </style:style>
    <style:style style:name="P11" style:family="paragraph">
      <loext:graphic-properties draw:fill-color="#c0c0c0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gradient" draw:fill-color="#c0c0c0" draw:fill-gradient-name="Gradient_20_1_20_-_20_90"/>
      <style:paragraph-properties fo:text-align="center"/>
      <style:text-properties fo:font-size="18pt"/>
    </style:style>
    <style:style style:name="P15" style:family="paragraph">
      <loext:graphic-properties draw:fill="gradient" draw:fill-color="#cfe7f5" draw:fill-gradient-name="Gradient_20_7"/>
      <style:paragraph-properties fo:text-align="center"/>
      <style:text-properties fo:font-size="18pt"/>
    </style:style>
    <style:style style:name="P16" style:family="paragraph">
      <loext:graphic-properties draw:fill="hatch" draw:fill-hatch-name="Black_20_-45_20_Degrees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3" fo:font-size="14pt" style:font-name-asian="Arial3" style:font-size-asian="14pt" style:font-name-complex="Arial3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olygon draw:style-name="gr1" draw:text-style-name="P2" xml:id="id1" draw:id="id1" draw:layer="layout" svg:width="6.603cm" svg:height="4.825cm" svg:x="10.16cm" svg:y="5.842cm" svg:viewBox="0 0 6604 4826" draw:points="0,0 0,2540 2286,4826 4318,4826 6604,2540 6604,0">
          <text:p text:style-name="P1">Objective</text:p>
          <text:p text:style-name="P1">Lens</text:p>
        </draw:polygon>
        <draw:custom-shape draw:style-name="gr2" draw:text-style-name="P3" draw:layer="layout" svg:width="6.913cm" svg:height="1.301cm" draw:transform="rotate (0.698131700797732) translate (14.696cm 10.794cm)">
          <text:p text:style-name="P1">EDS Detector Snout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8.636cm" svg:height="2.794cm" svg:x="9.144cm" svg:y="12.7cm">
          <text:p text:style-name="P1">Samp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462cm" svg:y1="4.318cm" svg:x2="13.462cm" svg:y2="12.7cm">
          <text:p/>
        </draw:line>
        <draw:line draw:style-name="gr4" draw:text-style-name="P5" draw:layer="layout" svg:x1="20.342cm" svg:y1="6.884cm" svg:x2="13.44cm" svg:y2="12.674cm">
          <text:p/>
        </draw:line>
        <draw:connector draw:style-name="gr5" draw:text-style-name="P5" draw:layer="layout" svg:x1="13.462cm" svg:y1="10.668cm" svg:x2="13.462cm" svg:y2="12.7cm" draw:start-shape="id1" draw:end-shape="id2" svg:d="M13462 10668v2032" svg:viewBox="0 0 1 2033">
          <text:p/>
        </draw:connector>
        <draw:frame draw:style-name="gr6" draw:text-style-name="P6" draw:layer="layout" svg:width="2.432cm" svg:height="1.916cm" svg:x="10.776cm" svg:y="10.784cm">
          <draw:text-box>
            <text:p><text:span text:style-name="T1">Optimal</text:span></text:p>
            <text:p><text:span text:style-name="T1">Working</text:span></text:p>
            <text:p><text:span text:style-name="T1">Distance</text:span></text:p>
          </draw:text-box>
        </draw:frame>
        <draw:line draw:style-name="gr7" draw:text-style-name="P5" draw:layer="layout" svg:x1="10.16cm" svg:y1="8.382cm" svg:x2="16.764cm" svg:y2="8.382cm">
          <text:p/>
        </draw:line>
        <draw:frame draw:style-name="gr8" draw:text-style-name="P7" draw:layer="layout" svg:width="0.959cm" svg:height="0.963cm" svg:x="13.371cm" svg:y="4.064cm">
          <draw:text-box>
            <text:p>C</text:p>
          </draw:text-box>
        </draw:frame>
        <draw:frame draw:style-name="gr9" draw:text-style-name="P7" draw:layer="layout" svg:width="0.853cm" svg:height="0.963cm" svg:x="13.625cm" svg:y="4.318cm">
          <draw:text-box>
            <text:p>L</text:p>
          </draw:text-box>
        </draw:frame>
        <draw:custom-shape draw:style-name="gr10" draw:text-style-name="P5" draw:layer="layout" svg:width="3.048cm" svg:height="3.048cm" svg:x="11.938cm" svg:y="11.176cm">
          <text:p/>
          <draw:enhanced-geometry draw:glue-point-type="segments" draw:type="mso-spt100" draw:modifiers="0.491177201715263 -40.02065509437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1" draw:text-style-name="P6" draw:layer="layout" svg:width="4.579cm" svg:height="0.806cm" svg:x="14.023cm" svg:y="11.911cm">
          <draw:text-box>
            <text:p><text:span text:style-name="T2">Ψ: Elevation angle</text:span></text:p>
          </draw:text-box>
        </draw:frame>
        <draw:line draw:style-name="gr12" draw:text-style-name="P5" draw:layer="layout" svg:x1="5.919cm" svg:y1="9.236cm" svg:x2="5.919cm" svg:y2="11.776cm">
          <text:p/>
        </draw:line>
        <draw:line draw:style-name="gr12" draw:text-style-name="P5" draw:layer="layout" svg:x1="5.919cm" svg:y1="9.236cm" svg:x2="8.459cm" svg:y2="9.236cm">
          <text:p/>
        </draw:line>
        <draw:line draw:style-name="gr12" draw:text-style-name="P5" draw:layer="layout" svg:x1="5.919cm" svg:y1="9.236cm" svg:x2="4.859cm" svg:y2="10.21cm">
          <text:p/>
        </draw:line>
        <draw:frame draw:style-name="gr13" draw:text-style-name="P8" draw:layer="layout" svg:width="0.807cm" svg:height="0.759cm" svg:x="7.887cm" svg:y="8.606cm">
          <draw:text-box>
            <text:p><text:span text:style-name="T3">X</text:span></text:p>
          </draw:text-box>
        </draw:frame>
        <draw:frame draw:style-name="gr14" draw:text-style-name="P8" draw:layer="layout" svg:width="0.803cm" svg:height="0.759cm" svg:x="4.403cm" svg:y="9.451cm">
          <draw:text-box>
            <text:p><text:span text:style-name="T3">Y</text:span></text:p>
          </draw:text-box>
        </draw:frame>
        <draw:frame draw:style-name="gr15" draw:text-style-name="P8" draw:layer="layout" svg:width="0.781cm" svg:height="0.759cm" svg:x="5.758cm" svg:y="11.227cm">
          <draw:text-box>
            <text:p><text:span text:style-name="T3">Z</text:span></text:p>
          </draw:text-box>
        </draw:frame>
        <draw:frame draw:style-name="gr16" draw:text-style-name="P8" draw:layer="layout" svg:width="1.514cm" svg:height="0.759cm" svg:x="5.629cm" svg:y="8.576cm">
          <draw:text-box>
            <text:p><text:span text:style-name="T3">Axes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8" draw:text-style-name="P10" draw:layer="layout" svg:width="2.374cm" svg:height="2.374cm" svg:x="13.562cm" svg:y="7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732cm" svg:y1="8.89cm" svg:x2="21.082cm" svg:y2="8.89cm">
          <text:p/>
        </draw:line>
        <draw:line draw:style-name="gr7" draw:text-style-name="P5" draw:layer="layout" svg:x1="14.733cm" svg:y1="8.89cm" svg:x2="14.732cm" svg:y2="15.494cm">
          <text:p/>
        </draw:line>
        <draw:custom-shape draw:style-name="gr19" draw:text-style-name="P11" draw:layer="layout" svg:width="6.858cm" svg:height="1.524cm" draw:transform="rotate (0.785398163397448) translate (7.384cm 15.336cm)">
          <text:p text:style-name="P1">EDS detector snout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.733cm" svg:y1="8.89cm" svg:x2="14.732cm" svg:y2="13.97cm">
          <text:p/>
        </draw:line>
        <draw:line draw:style-name="gr20" draw:text-style-name="P5" draw:layer="layout" svg:x1="14.733cm" svg:y1="8.89cm" svg:x2="20.066cm" svg:y2="8.89cm">
          <text:p/>
        </draw:line>
        <draw:custom-shape draw:style-name="gr21" draw:text-style-name="P5" draw:layer="layout" svg:width="5.842cm" svg:height="5.842cm" svg:x="11.871cm" svg:y="5.983cm">
          <text:p/>
          <draw:enhanced-geometry draw:glue-point-type="segments" draw:type="mso-spt100" draw:modifiers="133.79426069015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text-style-name="P6" draw:layer="layout" svg:width="4.028cm" svg:height="0.806cm" svg:x="15.293cm" svg:y="10.258cm">
          <draw:text-box>
            <text:p><text:span text:style-name="T1">Azimuthal angle</text:span></text:p>
          </draw:text-box>
        </draw:frame>
        <draw:frame draw:style-name="gr23" draw:text-style-name="P7" draw:layer="layout" svg:width="0.921cm" svg:height="0.963cm" svg:x="18.671cm" svg:y="8.058cm">
          <draw:text-box>
            <text:p>X</text:p>
          </draw:text-box>
        </draw:frame>
        <draw:frame draw:style-name="gr24" draw:text-style-name="P7" draw:layer="layout" svg:width="0.925cm" svg:height="0.963cm" svg:x="13.94cm" svg:y="12.601cm">
          <draw:text-box>
            <text:p>Y</text:p>
          </draw:text-box>
        </draw:frame>
        <draw:frame draw:style-name="gr25" draw:text-style-name="P7" draw:layer="layout" svg:width="8.266cm" svg:height="0.963cm" svg:x="14.732cm" svg:y="14.757cm">
          <draw:text-box>
            <text:p>Looking down the optic axis</text:p>
          </draw:text-box>
        </draw:frame>
        <draw:custom-shape draw:style-name="gr26" draw:text-style-name="P5" draw:layer="layout" svg:width="0.374cm" svg:height="0.374cm" svg:x="14.546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polygon draw:style-name="gr1" draw:text-style-name="P2" draw:layer="layout" svg:width="6.603cm" svg:height="4.825cm" svg:x="10.16cm" svg:y="5.842cm" svg:viewBox="0 0 6604 4826" draw:points="0,0 0,2540 2286,4826 4318,4826 6604,2540 6604,0">
          <text:p text:style-name="P1">Objective</text:p>
          <text:p text:style-name="P1">Lens</text:p>
        </draw:polygon>
        <draw:custom-shape draw:style-name="gr27" draw:text-style-name="P3" draw:layer="layout" svg:width="6.913cm" svg:height="1.301cm" draw:transform="rotate (0.698131700797732) translate (14.696cm 10.79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636cm" svg:height="2.794cm" svg:x="9.144cm" svg:y="12.7cm">
          <text:p text:style-name="P1">Samp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462cm" svg:y1="4.318cm" svg:x2="13.462cm" svg:y2="12.7cm">
          <text:p/>
        </draw:line>
        <draw:line draw:style-name="gr7" draw:text-style-name="P5" draw:layer="layout" svg:x1="10.16cm" svg:y1="8.382cm" svg:x2="16.764cm" svg:y2="8.382cm">
          <text:p/>
        </draw:line>
        <draw:frame draw:style-name="gr8" draw:text-style-name="P7" draw:layer="layout" svg:width="0.959cm" svg:height="0.963cm" svg:x="13.371cm" svg:y="4.064cm">
          <draw:text-box>
            <text:p>C</text:p>
          </draw:text-box>
        </draw:frame>
        <draw:frame draw:style-name="gr9" draw:text-style-name="P7" draw:layer="layout" svg:width="0.853cm" svg:height="0.963cm" svg:x="13.625cm" svg:y="4.318cm">
          <draw:text-box>
            <text:p>L</text:p>
          </draw:text-box>
        </draw:frame>
        <draw:line draw:style-name="gr4" draw:text-style-name="P5" draw:layer="layout" svg:x1="13.462cm" svg:y1="12.7cm" svg:x2="15.127cm" svg:y2="10.79cm">
          <text:p/>
        </draw:line>
        <draw:line draw:style-name="gr4" draw:text-style-name="P5" draw:layer="layout" svg:x1="15.661cm" svg:y1="11.372cm" svg:x2="13.462cm" svg:y2="12.7cm">
          <text:p/>
        </draw:line>
        <draw:custom-shape draw:style-name="gr28" draw:text-style-name="P12" draw:layer="layout" svg:width="0.357cm" svg:height="0.872cm" draw:transform="rotate (0.698131700797732) translate (15.056cm 10.774cm)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0.976cm" svg:height="0.963cm" svg:x="14.41cm" svg:y="10.99cm">
          <draw:text-box>
            <text:p><text:span text:style-name="T4">Ω</text:span></text:p>
          </draw:text-box>
        </draw:frame>
        <draw:frame draw:style-name="gr30" draw:text-style-name="P6" draw:layer="layout" svg:width="2.377cm" svg:height="1.361cm" svg:x="15.74cm" svg:y="10.468cm">
          <draw:text-box>
            <text:p><text:span text:style-name="T1">Detector</text:span></text:p>
            <text:p><text:span text:style-name="T1">crystal</text:span></text:p>
          </draw:text-box>
        </draw:frame>
        <draw:g>
          <draw:line draw:style-name="gr4" draw:text-style-name="P5" draw:layer="layout" svg:x1="15.63cm" svg:y1="11.456cm" svg:x2="16.43cm" svg:y2="12.414cm">
            <text:p/>
          </draw:line>
          <draw:line draw:style-name="gr4" draw:text-style-name="P5" draw:layer="layout" svg:x1="13.507cm" svg:y1="12.714cm" svg:x2="14.519cm" svg:y2="13.92cm">
            <text:p/>
          </draw:line>
          <draw:line draw:style-name="gr12" draw:text-style-name="P5" draw:layer="layout" svg:x1="14.585cm" svg:y1="13.866cm" svg:x2="16.308cm" svg:y2="12.516cm">
            <text:p/>
          </draw:line>
          <draw:polygon draw:style-name="gr31" draw:text-style-name="P13" draw:layer="layout" svg:width="0.311cm" svg:height="0.291cm" svg:x="16.118cm" svg:y="12.414cm" svg:viewBox="0 0 312 292" draw:points="312,0 0,102 156,292">
            <text:p/>
          </draw:polygon>
          <draw:polygon draw:style-name="gr31" draw:text-style-name="P13" draw:layer="layout" svg:width="0.268cm" svg:height="0.229cm" svg:x="14.519cm" svg:y="13.69cm" svg:viewBox="0 0 269 230" draw:points="0,230 134,0 269,190 263,190">
            <text:p/>
          </draw:polygon>
        </draw:g>
        <draw:frame draw:style-name="gr32" draw:text-style-name="P7" draw:layer="layout" svg:width="2.877cm" svg:height="1.916cm" svg:x="15.55cm" svg:y="12.788cm">
          <draw:text-box>
            <text:p><text:span text:style-name="T1">Sample-</text:span></text:p>
            <text:p><text:span text:style-name="T1">to-detector</text:span></text:p>
            <text:p><text:span text:style-name="T1">distance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polygon draw:style-name="gr1" draw:text-style-name="P14" draw:layer="layout" svg:width="6.603cm" svg:height="4.825cm" svg:x="10.16cm" svg:y="5.842cm" svg:viewBox="0 0 6604 4826" draw:points="0,0 0,2540 2286,4826 4318,4826 6604,2540 6604,0">
          <text:p text:style-name="P1"><text:span text:style-name="T5">Objective</text:span></text:p>
          <text:p text:style-name="P1"><text:span text:style-name="T5">Lens</text:span></text:p>
        </draw:polygon>
        <draw:custom-shape draw:style-name="gr2" draw:text-style-name="P15" draw:layer="layout" svg:width="6.913cm" svg:height="1.301cm" draw:transform="rotate (0.698131700797732) translate (14.696cm 10.794cm)">
          <text:p text:style-name="P1"><text:span text:style-name="T5">EDS Detector Snout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8.636cm" svg:height="2.794cm" draw:transform="rotate (-0.610865238198016) translate (9.883cm 11.236cm)">
          <text:p text:style-name="P1"><text:span text:style-name="T5">Sampl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421cm" svg:y1="4.318cm" svg:x2="13.421cm" svg:y2="13.734cm">
          <text:p/>
        </draw:line>
        <draw:line draw:style-name="gr4" draw:text-style-name="P5" draw:layer="layout" svg:x1="20.342cm" svg:y1="6.884cm" svg:x2="13.44cm" svg:y2="12.674cm">
          <text:p/>
        </draw:line>
        <draw:frame draw:style-name="gr33" draw:text-style-name="P6" draw:layer="layout" svg:width="6.039cm" svg:height="0.806cm" draw:transform="rotate (-0.610865238198016) translate (8.274cm 7.887cm)">
          <draw:text-box>
            <text:p><text:span text:style-name="T1">Optimal working distance</text:span></text:p>
          </draw:text-box>
        </draw:frame>
        <draw:line draw:style-name="gr7" draw:text-style-name="P5" draw:layer="layout" svg:x1="10.16cm" svg:y1="8.382cm" svg:x2="16.764cm" svg:y2="8.382cm">
          <text:p/>
        </draw:line>
        <draw:frame draw:style-name="gr8" draw:text-style-name="P17" draw:layer="layout" svg:width="0.959cm" svg:height="0.963cm" svg:x="13.371cm" svg:y="4.064cm">
          <draw:text-box>
            <text:p><text:span text:style-name="T5">C</text:span></text:p>
          </draw:text-box>
        </draw:frame>
        <draw:frame draw:style-name="gr9" draw:text-style-name="P17" draw:layer="layout" svg:width="0.853cm" svg:height="0.963cm" svg:x="13.625cm" svg:y="4.318cm">
          <draw:text-box>
            <text:p><text:span text:style-name="T5">L</text:span></text:p>
          </draw:text-box>
        </draw:frame>
        <draw:custom-shape draw:style-name="gr10" draw:text-style-name="P5" draw:layer="layout" svg:width="3.048cm" svg:height="3.048cm" svg:x="11.938cm" svg:y="11.176cm">
          <text:p/>
          <draw:enhanced-geometry draw:glue-point-type="segments" draw:type="mso-spt100" draw:modifiers="0.491177201715263 -40.02065509437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1" draw:text-style-name="P6" draw:layer="layout" svg:width="4.579cm" svg:height="0.806cm" svg:x="14.023cm" svg:y="11.911cm">
          <draw:text-box>
            <text:p><text:span text:style-name="T2">Ψ: Elevation angle</text:span></text:p>
          </draw:text-box>
        </draw:frame>
        <draw:g>
          <draw:line draw:style-name="gr12" draw:text-style-name="P5" draw:layer="layout" svg:x1="5.037cm" svg:y1="9.261cm" svg:x2="5.037cm" svg:y2="11.801cm">
            <text:p/>
          </draw:line>
          <draw:line draw:style-name="gr12" draw:text-style-name="P5" draw:layer="layout" svg:x1="5.037cm" svg:y1="9.261cm" svg:x2="7.577cm" svg:y2="9.261cm">
            <text:p/>
          </draw:line>
          <draw:line draw:style-name="gr12" draw:text-style-name="P5" draw:layer="layout" svg:x1="5.037cm" svg:y1="9.261cm" svg:x2="3.977cm" svg:y2="10.235cm">
            <text:p/>
          </draw:line>
          <draw:frame draw:style-name="gr13" draw:text-style-name="P8" draw:layer="layout" svg:width="0.807cm" svg:height="0.759cm" svg:x="7.005cm" svg:y="8.631cm">
            <draw:text-box>
              <text:p><text:span text:style-name="T3">X</text:span></text:p>
            </draw:text-box>
          </draw:frame>
          <draw:frame draw:style-name="gr14" draw:text-style-name="P8" draw:layer="layout" svg:width="0.803cm" svg:height="0.759cm" svg:x="3.521cm" svg:y="9.476cm">
            <draw:text-box>
              <text:p><text:span text:style-name="T3">Y</text:span></text:p>
            </draw:text-box>
          </draw:frame>
          <draw:frame draw:style-name="gr15" draw:text-style-name="P8" draw:layer="layout" svg:width="0.781cm" svg:height="0.759cm" svg:x="4.876cm" svg:y="11.252cm">
            <draw:text-box>
              <text:p><text:span text:style-name="T3">Z</text:span></text:p>
            </draw:text-box>
          </draw:frame>
          <draw:frame draw:style-name="gr16" draw:text-style-name="P8" draw:layer="layout" svg:width="1.514cm" svg:height="0.759cm" svg:x="4.747cm" svg:y="8.601cm">
            <draw:text-box>
              <text:p><text:span text:style-name="T3">Axes</text:span></text:p>
            </draw:text-box>
          </draw:frame>
        </draw:g>
        <draw:line draw:style-name="gr4" draw:text-style-name="P5" draw:layer="layout" svg:x1="15.372cm" svg:y1="11.06cm" svg:x2="13.49cm" svg:y2="13.752cm">
          <text:p/>
        </draw:line>
        <draw:custom-shape draw:style-name="gr10" draw:text-style-name="P5" draw:layer="layout" svg:width="3.048cm" svg:height="3.048cm" svg:x="11.983cm" svg:y="12.232cm">
          <text:p/>
          <draw:enhanced-geometry draw:glue-point-type="segments" draw:type="mso-spt100" draw:modifiers="34.8020315481292 -54.84218770352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4" draw:text-style-name="P6" draw:layer="layout" svg:width="3.584cm" svg:height="0.806cm" svg:x="14.901cm" svg:y="13.258cm">
          <draw:text-box>
            <text:p><text:span text:style-name="T1">Take off angle</text:span></text:p>
          </draw:text-box>
        </draw:frame>
        <draw:line draw:style-name="gr12" draw:text-style-name="P5" draw:layer="layout" svg:x1="12.989cm" svg:y1="10.758cm" svg:x2="12.981cm" svg:y2="12.618cm">
          <text:p/>
        </draw:line>
        <draw:polygon draw:style-name="gr31" draw:text-style-name="P13" draw:layer="layout" svg:width="0.3cm" svg:height="0.386cm" svg:x="12.847cm" svg:y="10.668cm" svg:viewBox="0 0 301 387" draw:points="126,0 0,387 301,387 293,387">
          <text:p/>
        </draw:polygon>
        <draw:polygon draw:style-name="gr31" draw:text-style-name="P13" draw:layer="layout" svg:width="0.3cm" svg:height="0.386cm" draw:transform="rotate (-3.14159265358979) translate (13.126cm 12.7cm)" svg:viewBox="0 0 301 387" draw:points="126,0 0,387 301,387 293,387">
          <text:p/>
        </draw:polygon>
        <draw:line draw:style-name="gr12" draw:text-style-name="P5" draw:layer="layout" svg:x1="13.444cm" svg:y1="10.758cm" svg:x2="13.421cm" svg:y2="13.494cm">
          <text:p/>
        </draw:line>
        <draw:polygon draw:style-name="gr31" draw:text-style-name="P13" draw:layer="layout" svg:width="0.3cm" svg:height="0.386cm" svg:x="13.302cm" svg:y="10.668cm" svg:viewBox="0 0 301 387" draw:points="126,0 0,387 301,387 293,387">
          <text:p/>
        </draw:polygon>
        <draw:polygon draw:style-name="gr31" draw:text-style-name="P13" draw:layer="layout" svg:width="0.3cm" svg:height="0.386cm" draw:transform="rotate (-3.14159265358979) translate (13.543cm 13.752cm)" svg:viewBox="0 0 301 387" draw:points="126,0 0,387 301,387 293,387">
          <text:p/>
        </draw:polygon>
        <draw:frame draw:style-name="gr35" draw:text-style-name="P6" draw:layer="layout" svg:width="5.713cm" svg:height="0.806cm" draw:transform="rotate (-0.610865238198016) translate (8.863cm 9.663cm)">
          <draw:text-box>
            <text:p><text:span text:style-name="T1">Actual working distance</text:span></text:p>
          </draw:text-box>
        </draw:frame>
        <draw:custom-shape draw:style-name="gr10" draw:text-style-name="P5" draw:layer="layout" svg:width="3.048cm" svg:height="3.048cm" svg:x="13.825cm" svg:y="13.507cm">
          <text:p/>
          <draw:enhanced-geometry draw:glue-point-type="segments" draw:type="mso-spt100" draw:modifiers="34.8020315481292 -1.063329364859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6" draw:text-style-name="P6" draw:layer="layout" svg:width="2.818cm" svg:height="0.806cm" svg:x="16.678cm" svg:y="15.063cm">
          <draw:text-box>
            <text:p><text:span text:style-name="T1">Sample tilt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_20_-_20_90" draw:display-name="Gradient 1 - 90" draw:style="linear" draw:start-color="#000000" draw:end-color="#ffffff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220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05T08:00:32.96</meta:creation-date>
    <dc:date>2016-05-24T09:25:59.923000000</dc:date>
    <meta:editing-duration>PT3H18M59S</meta:editing-duration>
    <meta:editing-cycles>5</meta:editing-cycles>
    <meta:generator>LibreOffice/5.0.6.3$Windows_X86_64 LibreOffice_project/490fc03b25318460cfc54456516ea2519c11d1aa</meta:generator>
    <meta:document-statistic meta:object-count="110"/>
  </office:meta>
</office:document-meta>
</file>